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4.svm" manifest:media-type=""/>
  <manifest:file-entry manifest:full-path="Pictures/TablePreview23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draw:fill="none" fo:min-height="0.9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pr6" style:family="presentation" style:parent-style-name="Standard-title">
      <style:graphic-properties fo:min-height="1.963cm"/>
    </style:style>
    <style:style style:name="pr7" style:family="presentation" style:parent-style-name="Standard-title">
      <style:graphic-properties fo:min-height="2.163cm"/>
    </style:style>
    <style:style style:name="pr8" style:family="presentation" style:parent-style-name="Standard-title">
      <style:graphic-properties fo:min-height="1.763cm"/>
    </style:style>
    <style:style style:name="pr9" style:family="presentation" style:parent-style-name="Standard-title">
      <style:graphic-properties fo:min-height="3.2cm"/>
    </style:style>
    <style:style style:name="co1" style:family="table-column">
      <style:table-column-properties style:column-width="24.999cm" style:use-optimal-column-width="false"/>
    </style:style>
    <style:style style:name="co2" style:family="table-column">
      <style:table-column-properties style:column-width="5.668cm" style:use-optimal-column-width="false"/>
    </style:style>
    <style:style style:name="co3" style:family="table-column">
      <style:table-column-properties style:column-width="7.376cm" style:use-optimal-column-width="false"/>
    </style:style>
    <style:style style:name="co4" style:family="table-column">
      <style:table-column-properties style:column-width="12.78cm" style:use-optimal-column-width="false"/>
    </style:style>
    <style:style style:name="co5" style:family="table-column">
      <style:table-column-properties style:column-width="9.508cm" style:use-optimal-column-width="false"/>
    </style:style>
    <style:style style:name="co6" style:family="table-column">
      <style:table-column-properties style:column-width="15.692cm" style:use-optimal-column-width="false"/>
    </style:style>
    <style:style style:name="co7" style:family="table-column">
      <style:table-column-properties style:column-width="25.199cm" style:use-optimal-column-width="false"/>
    </style:style>
    <style:style style:name="co8" style:family="table-column">
      <style:table-column-properties style:column-width="24.414cm" style:use-optimal-column-width="false"/>
    </style:style>
    <style:style style:name="co9" style:family="table-column">
      <style:table-column-properties style:column-width="24.281cm" style:use-optimal-column-width="false"/>
    </style:style>
    <style:style style:name="co10" style:family="table-column">
      <style:table-column-properties style:column-width="24.399cm" style:use-optimal-column-width="false"/>
    </style:style>
    <style:style style:name="co11" style:family="table-column">
      <style:table-column-properties style:column-width="25cm" style:use-optimal-column-width="false"/>
    </style:style>
    <style:style style:name="co12" style:family="table-column">
      <style:table-column-properties style:column-width="11.485cm" style:use-optimal-column-width="false"/>
    </style:style>
    <style:style style:name="co13" style:family="table-column">
      <style:table-column-properties style:column-width="13.61cm" style:use-optimal-column-width="false"/>
    </style:style>
    <style:style style:name="co14" style:family="table-column">
      <style:table-column-properties style:column-width="12.597cm" style:use-optimal-column-width="false"/>
    </style:style>
    <style:style style:name="co15" style:family="table-column">
      <style:table-column-properties style:column-width="12.599cm" style:use-optimal-column-width="false"/>
    </style:style>
    <style:style style:name="co16" style:family="table-column">
      <style:table-column-properties style:column-width="19.298cm" style:use-optimal-column-width="false"/>
    </style:style>
    <style:style style:name="co17" style:family="table-column">
      <style:table-column-properties style:column-width="13.568cm" style:use-optimal-column-width="false"/>
    </style:style>
    <style:style style:name="co18" style:family="table-column">
      <style:table-column-properties style:column-width="10.032cm" style:use-optimal-column-width="false"/>
    </style:style>
    <style:style style:name="co19" style:family="table-column">
      <style:table-column-properties style:column-width="24.094cm" style:use-optimal-column-width="false"/>
    </style:style>
    <style:style style:name="co20" style:family="table-column">
      <style:table-column-properties style:column-width="24.8cm" style:use-optimal-column-width="false"/>
    </style:style>
    <style:style style:name="co21" style:family="table-column">
      <style:table-column-properties style:column-width="24.598cm" style:use-optimal-column-width="false"/>
    </style:style>
    <style:style style:name="co22" style:family="table-column">
      <style:table-column-properties style:column-width="10.989cm" style:use-optimal-column-width="false"/>
    </style:style>
    <style:style style:name="co23" style:family="table-column">
      <style:table-column-properties style:column-width="13.811cm" style:use-optimal-column-width="false"/>
    </style:style>
    <style:style style:name="co24" style:family="table-column">
      <style:table-column-properties style:column-width="10.947cm" style:use-optimal-column-width="false"/>
    </style:style>
    <style:style style:name="co25" style:family="table-column">
      <style:table-column-properties style:column-width="13.962cm" style:use-optimal-column-width="false"/>
    </style:style>
    <style:style style:name="co26" style:family="table-column">
      <style:table-column-properties style:column-width="13.048cm" style:use-optimal-column-width="false"/>
    </style:style>
    <style:style style:name="co27" style:family="table-column">
      <style:table-column-properties style:column-width="13.053cm" style:use-optimal-column-width="false"/>
    </style:style>
    <style:style style:name="co28" style:family="table-column">
      <style:table-column-properties style:column-width="24.599cm" style:use-optimal-column-width="false"/>
    </style:style>
    <style:style style:name="co29" style:family="table-column">
      <style:table-column-properties style:column-width="26.494cm" style:use-optimal-column-width="false"/>
    </style:style>
    <style:style style:name="co30" style:family="table-column">
      <style:table-column-properties style:column-width="11.705cm" style:use-optimal-column-width="false"/>
    </style:style>
    <style:style style:name="co31" style:family="table-column">
      <style:table-column-properties style:column-width="12.971cm" style:use-optimal-column-width="false"/>
    </style:style>
    <style:style style:name="co32" style:family="table-column">
      <style:table-column-properties style:column-width="24.761cm" style:use-optimal-column-width="false"/>
    </style:style>
    <style:style style:name="ro1" style:family="table-row">
      <style:table-row-properties style:row-height="6.66cm"/>
    </style:style>
    <style:style style:name="ro2" style:family="table-row">
      <style:table-row-properties style:row-height="1.225cm"/>
    </style:style>
    <style:style style:name="ro3" style:family="table-row">
      <style:table-row-properties style:row-height="0.985cm"/>
    </style:style>
    <style:style style:name="ro4" style:family="table-row">
      <style:table-row-properties style:row-height="0.882cm"/>
    </style:style>
    <style:style style:name="ro5" style:family="table-row">
      <style:table-row-properties style:row-height="0cm"/>
    </style:style>
    <style:style style:name="ro6" style:family="table-row">
      <style:table-row-properties style:row-height="1.033cm"/>
    </style:style>
    <style:style style:name="ro7" style:family="table-row">
      <style:table-row-properties style:row-height="3.484cm"/>
    </style:style>
    <style:style style:name="ro8" style:family="table-row">
      <style:table-row-properties style:row-height="12.594cm"/>
    </style:style>
    <style:style style:name="ro9" style:family="table-row">
      <style:table-row-properties style:row-height="8.547cm"/>
    </style:style>
    <style:style style:name="ro10" style:family="table-row">
      <style:table-row-properties style:row-height="6.84cm"/>
    </style:style>
    <style:style style:name="ro11" style:family="table-row">
      <style:table-row-properties style:row-height="7.205cm"/>
    </style:style>
    <style:style style:name="ro12" style:family="table-row">
      <style:table-row-properties style:row-height="2.394cm"/>
    </style:style>
    <style:style style:name="ro13" style:family="table-row">
      <style:table-row-properties style:row-height="11.432cm"/>
    </style:style>
    <style:style style:name="ro14" style:family="table-row">
      <style:table-row-properties style:row-height="6.129cm"/>
    </style:style>
    <style:style style:name="ro15" style:family="table-row">
      <style:table-row-properties style:row-height="6.991cm"/>
    </style:style>
    <style:style style:name="ro16" style:family="table-row">
      <style:table-row-properties style:row-height="4.018cm"/>
    </style:style>
    <style:style style:name="ro17" style:family="table-row">
      <style:table-row-properties style:row-height="5.115cm"/>
    </style:style>
    <style:style style:name="ro18" style:family="table-row">
      <style:table-row-properties style:row-height="7.672cm"/>
    </style:style>
    <style:style style:name="ro19" style:family="table-row">
      <style:table-row-properties style:row-height="9.8cm"/>
    </style:style>
    <style:style style:name="ro20" style:family="table-row">
      <style:table-row-properties style:row-height="6.721cm"/>
    </style:style>
    <style:style style:name="ro21" style:family="table-row">
      <style:table-row-properties style:row-height="11.141cm"/>
    </style:style>
    <style:style style:name="ro22" style:family="table-row">
      <style:table-row-properties style:row-height="11.094cm"/>
    </style:style>
    <style:style style:name="ro23" style:family="table-row">
      <style:table-row-properties style:row-height="10.215cm"/>
    </style:style>
    <style:style style:name="ro24" style:family="table-row">
      <style:table-row-properties style:row-height="12.348cm"/>
    </style:style>
    <style:style style:name="ro25" style:family="table-row">
      <style:table-row-properties style:row-height="12.297cm"/>
    </style:style>
    <style:style style:name="ro26" style:family="table-row">
      <style:table-row-properties style:row-height="4.914cm"/>
    </style:style>
    <style:style style:name="ro27" style:family="table-row">
      <style:table-row-properties style:row-height="7.125cm"/>
    </style:style>
    <style:style style:name="ce1" style:family="table-cell">
      <style:text-properties style:text-position="33% 58%" fo:font-size="24pt" style:font-size-asian="24pt" style:font-size-complex="24pt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style:text-properties fo:font-size="20pt" style:font-size-asian="20pt" style:font-size-complex="20pt"/>
    </style:style>
    <style:style style:name="ce5" style:family="table-cell">
      <style:text-properties style:text-position="33% 58%" fo:font-size="20pt" style:font-size-asian="20pt" style:font-size-complex="20pt"/>
    </style:style>
    <style:style style:name="ce6" style:family="table-cell">
      <loext:graphic-properties draw:textarea-vertical-align="middle"/>
      <style:text-properties style:text-position="33% 58%" fo:font-size="20pt" style:font-size-asian="20pt" style:font-size-complex="20pt"/>
    </style:style>
    <style:style style:name="ce7" style:family="table-cell">
      <style:text-properties fo:font-size="28pt" style:font-size-asian="28pt" style:font-size-complex="28pt"/>
    </style:style>
    <style:style style:name="ce8" style:family="table-cell">
      <style:text-properties fo:font-size="24pt" style:font-size-asian="24pt" style:font-size-complex="24pt"/>
    </style:style>
    <style:style style:name="ce9" style:family="table-cell">
      <style:text-properties fo:font-size="22pt" style:font-size-asian="22pt" style:font-size-complex="22pt"/>
    </style:style>
    <style:style style:name="ce10" style:family="table-cell"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style:text-position="33% 58%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33% 58%"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position="33% 58%" fo:font-size="26pt" style:font-size-asian="26pt" style:font-size-complex="26pt"/>
    </style:style>
    <style:style style:name="T14" style:family="text">
      <style:text-properties style:text-position="33% 58%" fo:font-size="20pt" style:font-size-asian="20pt" style:font-size-complex="2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text-shadow="1pt 1pt" fo:font-weight="bold" style:font-weight-asian="bold" style:font-weight-complex="bold"/>
    </style:style>
    <style:style style:name="T20" style:family="text">
      <style:text-properties style:text-position="33% 58%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 (ligne de commande / terminal)</text:p>
                <text:p><text:span text:style-name="T1">apt-get install php7.1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 install php7.1 libapache2-mod-php7.1 php7.1-mysql php-common php7.1-cli php7.1-common php7.1-json php7.1-opcache php7.1-readline apache2</text:span></text:p>
                <text:p><text:span text:style-name="T1">apachectl start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yntax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Le code php se trouve entre ces balises</text:span></text:p>
                <text:p><text:span text:style-name="T3">&lt;?php et ?&gt;</text:span></text:p>
              </text:list-item>
              <text:list-item>
                <text:p><text:span text:style-name="T3">Il est possible de mettre des commentaires dans son code. Ils ne sont pas interprétés par PHP.</text:span></text:p>
              </text:list-item>
              <text:list-item>
                <text:p><text:span text:style-name="T3">Les fonctions « echo() » et « var_dump() » permettent d’afficher du texte ou le contenu d’une variable.</text:span></text:p>
                <text:p/>
              </text:list-item>
            </text:list>
          </draw:text-box>
        </draw:frame>
        <draw:frame draw:style-name="standard" draw:layer="layout" svg:width="24.998cm" svg:height="6.659cm" svg:x="1.8cm" svg:y="12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list text:style-name="L1">
                  <text:list-header>
                    <text:p>&lt;?php</text:p>
                    <text:p>// commentaire sur une ligne (pas interprété)</text:p>
                    <text:p># commentaire sur une ligne (pas interprété)</text:p>
                    <text:p>/*</text:p>
                    <text:p>* Commentaire sur plusieurs lignes (pas interprété)</text:p>
                    <text:p>*/</text:p>
                    <text:p>$variable= ‘Bonjour’ ;</text:p>
                    <text:p>echo ‘ceci est un texte’ ; // affiche a l’ecran : ‘ce texte est un texte’</text:p>
                    <text:p>var_dump($variable) ; // affiche a l’ecran : string(7) "bonjour"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4">Une variable permet de stoker une information.</text:span></text:p>
              </text:list-item>
              <text:list-item>
                <text:p><text:span text:style-name="T4">Nom des variables précédés par $</text:span></text:p>
              </text:list-item>
              <text:list-item>
                <text:p><text:span text:style-name="T4">Le nom de la variable peut être composé de chiffre et de lettre minuscule ou majuscule ainsi que du caractère underscore « _ »</text:span></text:p>
              </text:list-item>
              <text:list-item>
                <text:p><text:span text:style-name="T4">Types de variables 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standard" draw:layer="layout" svg:width="25.823cm" svg:height="10.061cm" svg:x="2.029cm" svg:y="10.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3"><text:span text:style-name="T6">Array/Tableau</text:span></text:p>
              </table:table-cell>
              <table:table-cell>
                <text:p text:style-name="P3"><text:span text:style-name="T6">Contient plusieurs elements de n’importe quel type</text:span></text:p>
              </table:table-cell>
              <table:table-cell>
                <text:p text:style-name="P3"><text:span text:style-name="T6">$array = [‘nicolas’ , 3,14 , new Human() , 8] ;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6">Int / Entier</text:span></text:p>
              </table:table-cell>
              <table:table-cell>
                <text:p text:style-name="P3"><text:span text:style-name="T6">nombres entiers</text:span></text:p>
              </table:table-cell>
              <table:table-cell>
                <text:p text:style-name="P3"><text:span text:style-name="T6">$int = 8 ;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6">String / Chaine</text:span></text:p>
              </table:table-cell>
              <table:table-cell>
                <text:p text:style-name="P3"><text:span text:style-name="T6">Chaine de caractere</text:span></text:p>
              </table:table-cell>
              <table:table-cell>
                <text:p text:style-name="P3"><text:span text:style-name="T6">$string = ‘Il y a 3 pommes dans l’arbre’ ;</text:span></text:p>
              </table:table-cell>
            </table:table-row>
            <table:table-row table:style-name="ro5" table:default-cell-style-name="ce1">
              <table:table-cell>
                <text:p text:style-name="P3"><text:span text:style-name="T6">Object / Objet</text:span></text:p>
              </table:table-cell>
              <table:table-cell>
                <text:p text:style-name="P3"><text:span text:style-name="T6">Instanciation d’une classe</text:span></text:p>
              </table:table-cell>
              <table:table-cell>
                <text:p text:style-name="P3"><text:span text:style-name="T6">$obj = new Human() ;</text:span></text:p>
              </table:table-cell>
            </table:table-row>
            <table:table-row table:style-name="ro5" table:default-cell-style-name="ce1">
              <table:table-cell>
                <text:p text:style-name="P3"><text:span text:style-name="T6">Float / Flottant</text:span></text:p>
              </table:table-cell>
              <table:table-cell>
                <text:p text:style-name="P3"><text:span text:style-name="T6">nombres à virgule flottante</text:span></text:p>
              </table:table-cell>
              <table:table-cell>
                <text:p text:style-name="P3"><text:span text:style-name="T6">$float = 3.14 ; // il faut utiliser un . pas une ,</text:span></text:p>
              </table:table-cell>
            </table:table-row>
            <table:table-row table:style-name="ro6" table:default-cell-style-name="ce1">
              <table:table-cell>
                <text:p text:style-name="P3"><text:span text:style-name="T6">Resourece/Ressource</text:span></text:p>
              </table:table-cell>
              <table:table-cell>
                <text:p text:style-name="P3"><text:span text:style-name="T6">Liens vers un ressources système (fichier, connexion reseau)</text:span></text:p>
              </table:table-cell>
              <table:table-cell>
                <text:p text:style-name="P3"><text:span text:style-name="T6">$conn = mysql_connect(‘localhost’,’root’,’pwd) 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Tablea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tableau est composé de plusieurs éléments contenant chacun une information.</text:p>
              </text:list-item>
              <text:list-item>
                <text:p>Il peut etre indéxé ou associatif.</text:p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5.199cm" svg:height="4.526cm" svg:x="2.6cm" svg:y="9.51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gray3">
              <table:table-cell>
                <text:p>Tableau indexé :</text:p>
                <text:p/>
                <text:p>$array = [‘nico’,’greg’,’louis’] ;</text:p>
                <text:p/>
                <text:p>echo $array[0] ; // nico</text:p>
                <text:p>echo $array[1] ; // greg</text:p>
              </table:table-cell>
              <table:table-cell>
                <text:p>Tableau associatif :</text:p>
                <text:p/>
                <text:p>$array= [‘prenom’=&gt; ‘nicolas’,’nom’=&gt;’blaudez’] ;</text:p>
                <text:p/>
                <text:p>eho $array[‘prenom’] ; // nicolas</text:p>
                <text:p>echo $array[‘nom’] ; // blaudez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25.6cm" svg:height="1.119cm" svg:x="1.8cm" svg:y="15.2cm">
          <draw:text-box>
            <text:p><text:span text:style-name="T1">Infos : <text:s/>http://php.net/manual/fr/language.types.array.ph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variables – Tableau multidimensionnel</text:p>
          </draw:text-box>
        </draw:frame>
        <draw:frame draw:style-name="standard" draw:layer="layout" svg:width="25.198cm" svg:height="12.593cm" svg:x="1.501cm" svg:y="7.75cm" presentation:class="table" presentation:user-transformed="true">
          <table:table table:template-name="default" table:use-first-row-styles="true" table:use-banding-rows-styles="true">
            <table:table-column table:style-name="co7"/>
            <table:table-row table:style-name="ro8">
              <table:table-cell table:style-name="gray3">
                <text:p/>
                <text:p><text:span text:style-name="T7">$eleves = [</text:span></text:p>
                <text:p><text:span text:style-name="T7"><text:s text:c="21"/></text:span><text:span text:style-name="T7">[‘prenom’=&gt;’prenom1’,’nom’=&gt;’nom1’],</text:span></text:p>
                <text:p><text:span text:style-name="T7"><text:s text:c="21"/></text:span><text:span text:style-name="T7">[‘prenom’=&gt;’prenom2’,’nom’=&gt;’nom2’]</text:span></text:p>
                <text:p><text:span text:style-name="T7"><text:s text:c="16"/></text:span><text:span text:style-name="T7">] ;</text:span></text:p>
                <text:p><text:span text:style-name="T7"/></text:p>
                <text:p><text:span text:style-name="T7">echo $eleves[0][‘prenom’] ; // prenom1</text:span></text:p>
                <text:p><text:span text:style-name="T7">echo $eleves[1][‘nom’] ; // nom2</text:span></text:p>
                <text:p><text:span text:style-name="T7"/></text:p>
                <text:p><text:span text:style-name="T7">$pays = [ ‘france’=&gt; [‘capitale’=&gt;’Paris’,’population’=&gt;’60M’],</text:span></text:p>
                <text:p><text:span text:style-name="T7"><text:s text:c="17"/>‘</text:span><text:span text:style-name="T7">allemagne’ =&gt; <text:s/>[‘capitale’=&gt;’berlin’,’population’=&gt;’80M’]</text:span></text:p>
                <text:p><text:span text:style-name="T7"><text:s text:c="16"/></text:span><text:span text:style-name="T7">] ;</text:span></text:p>
                <text:p><text:span text:style-name="T7"/></text:p>
                <text:p><text:span text:style-name="T7">echo $pays[‘france’][‘capitale’] ; // Paris</text:span></text:p>
                <text:p><text:span text:style-name="T7">echo $pays[‘allemagne’][‘population’] ; // 80M</text:span></text:p>
                <text:p/>
                <text:p/>
                <text:p/>
                <text:p/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5" draw:layer="layout" svg:width="24.6cm" svg:height="2.698cm" svg:x="1.8cm" svg:y="5cm">
          <draw:text-box>
            <text:p><text:span text:style-name="T1">Un tableau multidimensionel est un tableau composé d’autres tableaux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Chaine de caractè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Une chaîne de caractère (string en anglais) et une variable comprenant des caractères alphanumériques</text:span></text:p>
              </text:list-item>
              <text:list-item>
                <text:p><text:span text:style-name="T1">Il est possible de les « concaténer » c’est à dire les « liés » avec l’opérateur ‘.’</text:span></text:p>
                <text:p/>
              </text:list-item>
            </text:list>
          </draw:text-box>
        </draw:frame>
        <draw:frame draw:style-name="standard" draw:layer="layout" svg:width="24.413cm" svg:height="8.546cm" svg:x="1.986cm" svg:y="9.542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2">
                <text:p><text:span text:style-name="T4">&lt;?php</text:span></text:p>
                <text:p><text:span text:style-name="T4"/></text:p>
                <text:p><text:span text:style-name="T4">$string = ‘Bonjour’ ;</text:span></text:p>
                <text:p><text:span text:style-name="T4">$prenom= ‘Nicolas’ ;</text:span></text:p>
                <text:p><text:span text:style-name="T4"/></text:p>
                <text:p><text:span text:style-name="T4">// On concatène <text:s/>les deux variables avec un espace au milieu</text:span></text:p>
                <text:p><text:span text:style-name="T4">$phrase = $string.’ ‘.$prenom ; </text:span></text:p>
                <text:p><text:span text:style-name="T4"/></text:p>
                <text:p><text:span text:style-name="T4">// On affiche le resultat</text:span></text:p>
                <text:p><text:span text:style-name="T4">echo $phrase ; // Affiche ‘Bonjour Nicolas’ ;</text:span></text:p>
                <text:p><text:span text:style-name="T8"/></text:p>
                <text:p><text:span text:style-name="T8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5" draw:layer="layout" svg:width="24.2cm" svg:height="0.962cm" svg:x="2cm" svg:y="18.6cm">
          <draw:text-box>
            <text:p>Infos : http://php.net/manual/fr/language.types.string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Les superglobales sont des variables définies par PHP. Elles contiennent chacune des informations spécifiques.</text:p>
                <text:p/>
              </text:list-header>
              <text:list-item>
                <text:p>Accéder aux variables de la requête :</text:p>
                <text:p>$_GET</text:p>
              </text:list-item>
              <text:list-item>
                <text:p>Accéder aux variables du formulaire :</text:p>
                <text:p>$_POST</text:p>
              </text:list-item>
              <text:list-item>
                <text:p>Accéder aux variables serveur :</text:p>
                <text:p>$_SERVEUR</text:p>
              </text:list-item>
              <text:list-item>
                <text:p>Accéder aux variables des cookies :</text:p>
                <text:p>$_COOKIE</text:p>
                <text:p/>
                <text:p>ces superglobales sont accessibles partout même dans les fonctions et objets. Elles sont « globales »</text:p>
                <text:p/>
                <text:p>Infos : http://php.net/manual/fr/language.variables.superglobals.ph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">Il est possible d’exécuter des portions de code suivant certaines conditions. Pour cela les mot clefs ci-dessous sont disponibles :</text:span></text:p>
                <text:p><text:span text:style-name="T1"/></text:p>
              </text:list-header>
              <text:list-item>
                <text:p><text:span text:style-name="T1">IF</text:span></text:p>
              </text:list-item>
              <text:list-item>
                <text:p><text:span text:style-name="T1">ELSEIF</text:span></text:p>
              </text:list-item>
              <text:list-item>
                <text:p><text:span text:style-name="T1">ELSE</text:span></text:p>
              </text:list-item>
              <text:list-item>
                <text:p><text:span text:style-name="T1">SWITCH</text:span></text:p>
                <text:p><text:span text:style-name="T1"/></text:p>
                <text:p><text:span text:style-name="T1"><text:s text:c="2"/></text:span></text:p>
              </text:list-item>
            </text:list>
          </draw:text-box>
        </draw:frame>
        <draw:frame draw:style-name="gr5" draw:text-style-name="P4" draw:layer="layout" svg:width="26cm" svg:height="5.459cm" svg:x="1.4cm" svg:y="15.2cm">
          <draw:text-box>
            <text:list text:style-name="L1">
              <text:list-item>
                <text:p><text:span text:style-name="T1">Opérateurs logiques :</text:span></text:p>
                <text:p><text:span text:style-name="T1">http://php.net/manual/fr/language.operators.logical.php</text:span></text:p>
                <text:p><text:span text:style-name="T1"/></text:p>
              </text:list-item>
              <text:list-item>
                <text:p><text:span text:style-name="T1">Opérateurs de comparaison :</text:span></text:p>
                <text:p><text:span text:style-name="T1">http://php.net/manual/fr/language.operators.comparison.php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Le mot clef </text:span><text:span text:style-name="T9">IF </text:span><text:span text:style-name="T1">permet d’exécuter du code si l’expression entre parenthèse est vraie (true).</text:span></text:p>
              </text:list-item>
              <text:list-item>
                <text:p><text:span text:style-name="T1">Le mot clef </text:span><text:span text:style-name="T9">ELSEIF</text:span><text:span text:style-name="T1"> permet d’ajouter une autre condition si la première n’est pas vérifiée</text:span></text:p>
              </text:list-item>
              <text:list-item>
                <text:p><text:span text:style-name="T1">Le code présent après le mot clef </text:span><text:span text:style-name="T9">ELSE</text:span><text:span text:style-name="T1"> est executé si aucune des conditions précédentes sont vraies.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6" draw:text-style-name="P5" draw:layer="layout" svg:width="25.2cm" svg:height="1.673cm" svg:x="1.8cm" svg:y="18.6cm">
          <draw:text-box>
            <text:p/>
            <text:p>Infos : http://php.net/manual/fr/control-structures.if.php</text:p>
          </draw:text-box>
        </draw:frame>
        <draw:frame draw:style-name="standard" draw:layer="layout" svg:width="24.28cm" svg:height="7.37cm" svg:x="1.918cm" svg:y="11.334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3">
                <text:p><text:span text:style-name="T4">$a = 10 ;</text:span></text:p>
                <text:p><text:span text:style-name="T4">$b = 15 ;</text:span></text:p>
                <text:p><text:span text:style-name="T4"/></text:p>
                <text:p><text:span text:style-name="T4">if( ($a  ≤ 20) &amp;&amp; ($b!= $a) ) {</text:span></text:p>
                <text:p><text:span text:style-name="T4"><text:tab/></text:span><text:span text:style-name="T4">echo ‘$a est inférieur à 20 et différent de $b’ ;</text:span></text:p>
                <text:p><text:span text:style-name="T4">} elseif( ($a &gt; 20) &amp;&amp; ($b!= $a) ) <text:s/>{</text:span></text:p>
                <text:p><text:span text:style-name="T4"><text:tab/></text:span><text:span text:style-name="T4">echo ‘$a est supérieur à 20 et différent de $b’ ;</text:span></text:p>
                <text:p><text:span text:style-name="T4">} else {</text:span></text:p>
                <text:p><text:span text:style-name="T4"><text:tab/></text:span><text:span text:style-name="T4">echo ‘$a est égal a 20’ ;</text:span></text:p>
                <text:p><text:span text:style-name="T4">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Le mot clef switch permet d’exécuter du code en fonction du résultat de l’expression passée en argument.</text:span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standard" draw:layer="layout" svg:width="24.398cm" svg:height="7.204cm" svg:x="2.2cm" svg:y="7cm">
          <table:table table:template-name="default" table:use-first-row-styles="true" table:use-banding-rows-styles="true">
            <table:table-column table:style-name="co10"/>
            <table:table-row table:style-name="ro11">
              <table:table-cell table:style-name="ce4">
                <text:list text:style-name="L1">
                  <text:list-header>
                    <text:p><text:span text:style-name="T10">$a = ‘rouge’ ;</text:span></text:p>
                    <text:p><text:span text:style-name="T10">switch($a) {</text:span></text:p>
                    <text:list>
                      <text:list-header>
                        <text:p><text:span text:style-name="T10">case ‘rouge’ : echo ‘$a est rouge’;break ;</text:span></text:p>
                        <text:p><text:span text:style-name="T10">case ‘bleu’ : echo ‘$a est bleu’;break ;</text:span></text:p>
                        <text:p><text:span text:style-name="T10">default : <text:s/>// Executé si aucun des cas précédent est vérifié</text:span></text:p>
                        <text:list>
                          <text:list-header>
                            <text:p><text:span text:style-name="T10">echo ‘on ne connaît pas la couleur de $a’;</text:span></text:p>
                            <text:p><text:span text:style-name="T10">break ;</text:span></text:p>
                          </text:list-header>
                        </text:list>
                      </text:list-header>
                    </text:list>
                    <text:p><text:span text:style-name="T10">}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5" draw:layer="layout" svg:width="24.399cm" svg:height="0.962cm" svg:x="2.2cm" svg:y="15.6cm">
          <draw:text-box>
            <text:p>Infos : http://php.net/manual/fr/control-structures.switch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7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8"><text:span text:style-name="T11">Une boucle permet d’effectuer un traitement plusieurs fois de suite.</text:span></text:p>
                <text:p text:style-name="P8"><text:span text:style-name="T11"/></text:p>
                <text:p text:style-name="P8"><text:span text:style-name="T11">Mot clefs utilisés pour faire des boucles :</text:span></text:p>
                <text:p><text:span text:style-name="T1"/></text:p>
              </text:list-header>
              <text:list-item>
                <text:p>FOR 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7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draw:frame draw:style-name="standard" draw:layer="layout" svg:width="24.999cm" svg:height="5.498cm" svg:x="2.195cm" svg:y="8.723cm">
          <table:table table:template-name="default" table:use-first-row-styles="true" table:use-banding-rows-styles="true">
            <table:table-column table:style-name="co11"/>
            <table:table-row table:style-name="ro12">
              <table:table-cell table:style-name="gray3">
                <text:list text:style-name="L1">
                  <text:list-header>
                    <text:p>for(initialisation ; condition ; modification de la variable) {</text:p>
                    <text:p><text:s text:c="9"/>code a exécuter</text:p>
                    <text:p>}</text:p>
                    <text:p/>
                  </text:list-header>
                </text:list>
              </table:table-cell>
            </table:table-row>
            <table:table-row table:style-name="ro12">
              <table:table-cell table:style-name="gray2"/>
            </table:table-row>
          </table:table>
          <draw:image xlink:href="Pictures/TablePreview8.svm" xlink:type="simple" xlink:show="embed" xlink:actuate="onLoad"/>
        </draw:frame>
        <draw:frame draw:style-name="gr7" draw:text-style-name="P5" draw:layer="layout" svg:width="23.2cm" svg:height="3.806cm" svg:x="2.4cm" svg:y="4.343cm">
          <draw:text-box>
            <text:p>Une boucle <text:span text:style-name="T12">FOR</text:span> permet d’itérer c’est à dire jouer plusieurs fois une portion de code.</text:p>
            <text:p>D’abord on initialise une variable qui permettra de stopper la boucle une fois la condition vérifiée</text:p>
            <text:p>Ensuite on incrémente la variable (ou on la décrémente) .</text:p>
          </draw:text-box>
        </draw:frame>
        <draw:frame draw:style-name="standard" draw:layer="layout" svg:width="25.094cm" svg:height="6.92cm" svg:x="2.105cm" svg:y="11.90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5" table:default-cell-style-name="gray3">
              <table:table-cell>
                <text:list text:style-name="L1">
                  <text:list-header>
                    <text:p>// affiche les nombres de 0 a 10</text:p>
                    <text:p>for($i=0; $i&lt;=10; $i++) {</text:p>
                    <text:list>
                      <text:list-header>
                        <text:p>echo $i. ‘\n’ ;</text:p>
                      </text:list-header>
                    </text:list>
                    <text:p>}</text:p>
                  </text:list-header>
                </text:list>
              </table:table-cell>
              <table:table-cell>
                <text:list text:style-name="L3">
                  <text:list-header>
                    <text:p>// affiche les nombres de 10 a 0</text:p>
                    <text:p>for($i=10; $i&gt;=10; $i--) {</text:p>
                    <text:list>
                      <text:list-header>
                        <text:p>echo $i. ‘\n’ ;</text:p>
                      </text:list-header>
                    </text:list>
                    <text:p>}</text:p>
                  </text:list-header>
                </text:list>
              </table:table-cell>
            </table:table-row>
            <table:table-row table:style-name="ro5" table:default-cell-style-name="gray2">
              <table:table-cell>
                <text:list text:continue-numbering="true" text:style-name="L3">
                  <text:list-header>
                    <text:p>// Affiche les nombres de 0 a 20 </text:p>
                    <text:p>// 5 par 5</text:p>
                    <text:p>for($i=0; $i&lt;=20; $i+=5) {</text:p>
                    <text:list>
                      <text:list-header>
                        <text:p>echo $i. ‘\n’ ;</text:p>
                      </text:list-header>
                    </text:list>
                    <text:p>}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>// Affiche les nombres de 20 a 0 </text:p>
                    <text:p>// 5 par 5</text:p>
                    <text:p>for($i=20; $i&gt;=0; $i-=5) {</text:p>
                    <text:list>
                      <text:list-header>
                        <text:p>echo $i. ‘\n’ ;</text:p>
                      </text:list-header>
                    </text:list>
                    <text:p>}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text-style-name="P5" draw:layer="layout" svg:width="25cm" svg:height="0.962cm" svg:x="2cm" svg:y="19cm">
          <draw:text-box>
            <text:p>Infos : http://php.net/manual/fr/control-structures.for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7">PHP – Les boucles - FOREACH</text:p>
          </draw:text-box>
        </draw:frame>
        <draw:frame presentation:style-name="pr4" draw:layer="layout" svg:width="25.199cm" svg:height="12.178cm" svg:x="1.4cm" svg:y="3.8cm" presentation:class="outline" presentation:user-transformed="true">
          <draw:text-box>
            <text:list text:style-name="L2">
              <text:list-header>
                <text:p><text:span text:style-name="T3">Permet de parcourir un tableau. </text:span></text:p>
                <text:p><text:span text:style-name="T3">Dans l’exemple ci-dessous la clef est passé dans la variable $key et le contenu de l’élément dans $value.</text:span></text:p>
                <text:p/>
                <text:p/>
              </text:list-header>
            </text:list>
          </draw:text-box>
        </draw:frame>
        <draw:frame draw:style-name="standard" draw:layer="layout" svg:width="25.195cm" svg:height="11.431cm" svg:x="1.952cm" svg:y="7.337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13">
              <table:table-cell table:style-name="ce5">
                <text:list text:style-name="L1">
                  <text:list-header>
                    <text:p text:style-name="P3"><text:span text:style-name="T13">// Avec un tableau indéxé</text:span></text:p>
                    <text:p text:style-name="P3"><text:span text:style-name="T13">$array = [‘paris’,’london’,’madrid’] ;</text:span></text:p>
                    <text:p text:style-name="P3"><text:span text:style-name="T13">foreach($array as $key=&gt;$value) {</text:span></text:p>
                    <text:list>
                      <text:list-header>
                        <text:p text:style-name="P3"><text:span text:style-name="T13">echo $key. ‘=’. $value. ‘\n’ ;</text:span></text:p>
                      </text:list-header>
                    </text:list>
                    <text:p text:style-name="P3"><text:span text:style-name="T13">}</text:span></text:p>
                    <text:p text:style-name="P3"><text:span text:style-name="T13">// Affiche :</text:span></text:p>
                    <text:p text:style-name="P3"><text:span text:style-name="T13">// 0 = paris</text:span></text:p>
                    <text:p text:style-name="P3"><text:span text:style-name="T13">// 1 = london</text:span></text:p>
                    <text:p text:style-name="P3"><text:span text:style-name="T13">// 2 = madrid</text:span></text:p>
                    <text:p text:style-name="P3"><text:span text:style-name="T14"/></text:p>
                  </text:list-header>
                </text:list>
              </table:table-cell>
              <table:table-cell table:style-name="ce6">
                <text:list text:style-name="L3">
                  <text:list-header>
                    <text:p text:style-name="P3"><text:span text:style-name="T6">// Avec un tableau associatif</text:span></text:p>
                    <text:p text:style-name="P3"><text:span text:style-name="T6">$array = <text:s/>[</text:span></text:p>
                    <text:p text:style-name="P3"><text:span text:style-name="T6"><text:s text:c="10"/>‘</text:span><text:span text:style-name="T6">pays’=&gt;’france’,</text:span></text:p>
                    <text:p text:style-name="P3"><text:span text:style-name="T6"><text:s text:c="10"/>’</text:span><text:span text:style-name="T6">capitale’=&gt;’paris</text:span></text:p>
                    <text:p text:style-name="P3"><text:span text:style-name="T6">] ;</text:span></text:p>
                    <text:p text:style-name="P3"><text:span text:style-name="T6">foreach($array as $key=&gt;$value) {</text:span></text:p>
                    <text:list>
                      <text:list-header>
                        <text:p text:style-name="P3"><text:span text:style-name="T6">echo $key. ‘=’. $value. ‘\n’ ;</text:span></text:p>
                      </text:list-header>
                    </text:list>
                    <text:p text:style-name="P3"><text:span text:style-name="T6">}</text:span></text:p>
                    <text:p text:style-name="P3"><text:span text:style-name="T6">// Affiche :</text:span></text:p>
                    <text:p text:style-name="P3"><text:span text:style-name="T6">// ‘pays’ = ‘france’</text:span></text:p>
                    <text:p text:style-name="P3"><text:span text:style-name="T6">// ‘capitale’ = ‘paris’</text:span></text:p>
                    <text:p text:style-name="P3"><text:span text:style-name="T14"/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" draw:text-style-name="P5" draw:layer="layout" svg:width="25.2cm" svg:height="0.962cm" svg:x="1.6cm" svg:y="19.2cm">
          <draw:text-box>
            <text:p>Infos : http://php.net/manual/fr/control-structures.foreach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7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boucle <text:span text:style-name="T12">WHILE</text:span> permet d’exécuter du code tant que la condition entre parenthèse renvoie vraie (true)</text:p>
                <text:p/>
                <text:p/>
              </text:list-header>
            </text:list>
          </draw:text-box>
        </draw:frame>
        <draw:frame draw:style-name="standard" draw:layer="layout" svg:width="19.297cm" svg:height="6.128cm" svg:x="2.396cm" svg:y="9.304cm">
          <table:table table:template-name="default" table:use-first-row-styles="true" table:use-banding-rows-styles="true">
            <table:table-column table:style-name="co16"/>
            <table:table-row table:style-name="ro14">
              <table:table-cell table:style-name="gray3">
                <text:list text:style-name="L1">
                  <text:list-header>
                    <text:p>// Affiche les nombres de 0 à 100</text:p>
                    <text:p/>
                    <text:p>$i=0 ; // Initialisation de la variable $i</text:p>
                    <text:p>while($i&lt;100) { <text:s text:c="2"/>// ($i &lt; 100) = condition d’exécution</text:p>
                    <text:list>
                      <text:list-header>
                        <text:p>echo $i.’\n’ ; <text:s/>// on affiche $i</text:p>
                        <text:p>$i++ ; // on incremente $i sinon boucle infinie</text:p>
                      </text:list-header>
                    </text:list>
                    <text:p>}</text:p>
                    <text:p/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4" draw:text-style-name="P5" draw:layer="layout" svg:width="23.2cm" svg:height="0.962cm" svg:x="2.4cm" svg:y="17.092cm">
          <draw:text-box>
            <text:p>Infos : http://php.net/manual/fr/control-structures.while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7">PHP – Les boucles - WHIL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xemple de boucle while</text:p>
              </text:list-item>
            </text:list>
          </draw:text-box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15" table:default-cell-style-name="ce7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15">tant que <text:s/>$i inferieur à $n</text:span></text:p>
                            <text:p><text:span text:style-name="T15"><text:s text:c="4"/></text:span><text:span text:style-name="T15">si $i est pair</text:span></text:p>
                            <text:p><text:span text:style-name="T15"><text:s text:c="8"/></text:span><text:span text:style-name="T15">afficher $i</text:span></text:p>
                            <text:p><text:span text:style-name="T15"><text:s text:c="4"/></text:span><text:span text:style-name="T15">fin si</text:span></text:p>
                            <text:p><text:span text:style-name="T15">fin tant que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15">$i = 1 ;</text:span></text:p>
                <text:p><text:span text:style-name="T15">while($i&lt;=10) {</text:span></text:p>
                <text:p><text:span text:style-name="T15"><text:s text:c="4"/></text:span><text:span text:style-name="T15">if($i %2 == 0) {</text:span></text:p>
                <text:p><text:span text:style-name="T15"><text:s text:c="8"/></text:span><text:span text:style-name="T15">echo "$i"; <text:s text:c="7"/></text:span></text:p>
                <text:p><text:span text:style-name="T15"><text:s text:c="4"/></text:span><text:span text:style-name="T15">} <text:s text:c="3"/></text:span></text:p>
                <text:p><text:span text:style-name="T15">}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7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boucle DO permet d’exécuter le code tant que la condition renvoie vraie, true.</text:p>
                <text:p>A l’inverse de <text:span text:style-name="T12">WHILE</text:span> la condition est testée après la première exécution du code.</text:p>
                <text:p/>
              </text:list-header>
            </text:list>
          </draw:text-box>
        </draw:frame>
        <draw:frame draw:style-name="standard" draw:layer="layout" svg:width="24.093cm" svg:height="4.017cm" svg:x="2.506cm" svg:y="12.382cm">
          <table:table table:template-name="default" table:use-first-row-styles="true" table:use-banding-rows-styles="true">
            <table:table-column table:style-name="co19"/>
            <table:table-row table:style-name="ro16">
              <table:table-cell table:style-name="gray3">
                <text:list text:style-name="L1">
                  <text:list-header>
                    <text:p>$i = 0 ;</text:p>
                    <text:p>do {</text:p>
                    <text:p><text:s text:c="4"/>echo $i;</text:p>
                    <text:list>
                      <text:list-header>
                        <text:p><text:s/>$i++ ;</text:p>
                      </text:list-header>
                    </text:list>
                    <text:p>} while ($i &lt; 100);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4" draw:text-style-name="P5" draw:layer="layout" svg:width="24.2cm" svg:height="0.962cm" svg:x="2.4cm" svg:y="18.2cm">
          <draw:text-box>
            <text:p>Infos : http://php.net/manual/fr/control-structures.do.while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7">PHP – Les fonctions</text:p>
          </draw:text-box>
        </draw:frame>
        <draw:frame presentation:style-name="pr4" draw:layer="layout" svg:width="25.199cm" svg:height="13.092cm" svg:x="1.4cm" svg:y="4cm" presentation:class="outline" presentation:user-transformed="true">
          <draw:text-box>
            <text:list text:style-name="L2">
              <text:list-header>
                <text:p><text:span text:style-name="T3">Une fonction permet d’effectuer la même tache sur des jeux de données différents.</text:span></text:p>
                <text:p><text:span text:style-name="T3">Une fonction est définie par le mot clef </text:span><text:span text:style-name="T16">function </text:span><text:span text:style-name="T17">puis</text:span><text:span text:style-name="T3"> son nom et une liste de </text:span><text:span text:style-name="T16">paramètres</text:span><text:span text:style-name="T3"> (variables) entre parenthèse.</text:span></text:p>
                <text:p><text:span text:style-name="T3">Les paramètres sont locales a la fonction, c’est à dire que ces variables ne peuvent pas être utilisées en dehors de la fonction.</text:span></text:p>
                <text:p><text:span text:style-name="T3">Une fonction peut retourner une valeur a l’aide du mot clef </text:span><text:span text:style-name="T16">RETURN</text:span></text:p>
                <text:p/>
              </text:list-header>
            </text:list>
          </draw:text-box>
        </draw:frame>
        <draw:frame draw:style-name="standard" draw:layer="layout" svg:width="24.799cm" svg:height="5.114cm" svg:x="1.987cm" svg:y="13.453cm">
          <table:table table:template-name="default" table:use-first-row-styles="true" table:use-banding-rows-styles="true">
            <table:table-column table:style-name="co20"/>
            <table:table-row table:style-name="ro17">
              <table:table-cell table:style-name="gray3">
                <text:list text:style-name="L1">
                  <text:list-header>
                    <text:p><text:span text:style-name="T3">function add($a,$b) {</text:span></text:p>
                    <text:list>
                      <text:list-header>
                        <text:p><text:span text:style-name="T3">return $a + $b ;</text:span></text:p>
                      </text:list-header>
                    </text:list>
                    <text:p><text:span text:style-name="T3">}</text:span></text:p>
                    <text:p><text:span text:style-name="T3">echo add(5,4) ; // affiche 9</text:span></text:p>
                    <text:p><text:span text:style-name="T3">echo add(3,4) ; // affiche 7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4" draw:text-style-name="P5" draw:layer="layout" svg:width="24.4cm" svg:height="0.962cm" svg:x="2.2cm" svg:y="18.8cm">
          <draw:text-box>
            <text:p>Infos : http://php.net/manual/fr/language.functions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7">PHP – <text:s/>Fonctions - Paramètr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e fonction prend des paramétrés (ici $a et $b). Les paramétres sont des variables que vous pouvez utiliser dans la fonction.</text:span></text:p>
              </text:list-item>
              <text:list-item>
                <text:p><text:span text:style-name="T1">Il est possible de donner une valeur par défaut au paramétrés ($b a une valeur de 5 par defaut). Cette valeur est utilisé si le paramètres n’est pas renseigné dans l’appel de la fonction.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4.398cm" svg:height="7.671cm" svg:x="1.6cm" svg:y="11.4cm">
          <table:table table:template-name="default" table:use-first-row-styles="true" table:use-banding-rows-styles="true">
            <table:table-column table:style-name="co10"/>
            <table:table-row table:style-name="ro18">
              <table:table-cell table:style-name="ce8">
                <text:list text:style-name="L1">
                  <text:list-header>
                    <text:p><text:span text:style-name="T3">function test($a,$b =5) {</text:span></text:p>
                    <text:list>
                      <text:list-header>
                        <text:p><text:span text:style-name="T3">return $a+$b ;</text:span></text:p>
                      </text:list-header>
                    </text:list>
                    <text:p><text:span text:style-name="T3">}</text:span></text:p>
                    <text:p><text:span text:style-name="T3">echo test(4) ; // affiche 9 car $b = 5 par defaut</text:span><text:span text:style-name="T3"><text:line-break/></text:span><text:span text:style-name="T3">echo test(4, 2 ) ; // afffiche 6 car ici $b = 2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8" draw:text-style-name="P9" draw:layer="layout" svg:width="1.102cm" svg:height="1.196cm" svg:x="1.413cm" svg:y="11.468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– porté des variabl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A l’intérieur d’une fonction les variables sont dites « locales » c’est à dire qu’elles ne sont pas accessible à l’extérieur de la fonction.</text:span></text:p>
              </text:list-item>
              <text:list-item>
                <text:p><text:span text:style-name="T1">Les variables du programme principal sont « globales » c’est a dire accessible dans tout le programme SAUF dans les fonctions et méthodes de classe.</text:span></text:p>
                <text:p><text:span text:style-name="T1"/></text:p>
                <text:p/>
              </text:list-item>
            </text:list>
          </draw:text-box>
        </draw:frame>
        <draw:frame draw:style-name="standard" draw:layer="layout" svg:width="24.799cm" svg:height="9.799cm" svg:x="2cm" svg:y="10.2cm">
          <table:table table:template-name="default" table:use-first-row-styles="true" table:use-banding-rows-styles="true">
            <table:table-column table:style-name="co20"/>
            <table:table-row table:style-name="ro19">
              <table:table-cell table:style-name="gray3">
                <text:p>&lt;?php</text:p>
                <text:p>$a = ‘bonjour nicolas’</text:p>
                <text:p/>
                <text:p>function maFonction($parametre) {</text:p>
                <text:p><text:s text:c="10"/>$a = ‘Aurevoir Nicolas’ ;</text:p>
                <text:p><text:s text:c="10"/>$phrase = $parametre . ‘ ‘ . $a ;</text:p>
                <text:p><text:s text:c="10"/>return $phrase ;</text:p>
                <text:p>}</text:p>
                <text:p/>
                <text:p>echo $a ; // Affiche ‘Bonjour nicolas’</text:p>
                <text:p>echo maFonction(‘test ‘) ; //Affiche ‘Aurevoir Nicolas test’ 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éfé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9" draw:text-style-name="P10" draw:layer="layout" svg:width="24.2cm" svg:height="17.443cm" svg:x="1.8cm" svg:y="3.6cm">
          <draw:text-box>
            <text:list text:style-name="L1">
              <text:list-item>
                <text:p><text:span text:style-name="T3">La référence (&amp;) permet de changer la valeur d’un paramètre dans l’ensemble du script. Elle se place devant la variable dans la liste des paramètres.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</draw:text-box>
        </draw:frame>
        <draw:frame draw:style-name="standard" draw:layer="layout" svg:width="24.597cm" svg:height="7.204cm" svg:x="1.4cm" svg:y="10.4cm">
          <table:table table:template-name="default" table:use-first-row-styles="true" table:use-banding-rows-styles="true">
            <table:table-column table:style-name="co21"/>
            <table:table-row table:style-name="ro20">
              <table:table-cell table:style-name="ce9">
                <text:list text:style-name="L1">
                  <text:list-header>
                    <text:p><text:span text:style-name="T1">function test(</text:span><text:span text:style-name="T9">&amp;</text:span><text:span text:style-name="T1">$a, $b =5) {</text:span></text:p>
                    <text:list>
                      <text:list-header>
                        <text:p><text:span text:style-name="T1">$a = $a + 10 ;</text:span></text:p>
                        <text:p><text:span text:style-name="T1">return $a+$b ;</text:span></text:p>
                        <text:p><text:span text:style-name="T1"/></text:p>
                      </text:list-header>
                    </text:list>
                    <text:p><text:span text:style-name="T1">}</text:span></text:p>
                    <text:p><text:span text:style-name="T1">echo test(4) ; // affiche 19</text:span></text:p>
                    <text:p><text:span text:style-name="T1">echo $a ; // affiche 14 car $a est passé par référence et à été <text:s text:c="27"/>// modifié dans la fonction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POO</text:p>
          </draw:text-box>
        </draw:frame>
        <draw:frame presentation:style-name="pr4" draw:layer="layout" svg:width="25.199cm" svg:height="13.492cm" svg:x="1.4cm" svg:y="3.6cm" presentation:class="outline" presentation:user-transformed="true">
          <draw:text-box>
            <text:list text:style-name="L2">
              <text:list-header>
                <text:p><text:span text:style-name="T1">Une classe est un ensemble de méthodes (fonctions) et d’attributs (variables) servant de modèle à des futurs objets.</text:span></text:p>
                <text:p><text:span text:style-name="T1">Bien que les objets sont issus de la même classes ils sont compléments indépendants. (leurs propriétés sont différentes)</text:span>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24.799cm" svg:height="11.636cm" svg:x="2.235cm" svg:y="7.981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21" table:default-cell-style-name="gray3">
              <table:table-cell>
                <text:p>&lt;?php</text:p>
                <text:p/>
                <text:p>Class Personne() {</text:p>
                <text:p><text:s text:c="2"/></text:p>
                <text:p><text:s text:c="10"/>public $nom ;</text:p>
                <text:p><text:s text:c="10"/>private $adresse;</text:p>
                <text:p><text:s text:c="10"/>protected $age ;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  <table:table-cell>
                <text:p>// Création d’un objet Personne</text:p>
                <text:p>$obj1 = new Personne() </text:p>
                <text:p>$obj1→setNom(‘Blaudez’) ;</text:p>
                <text:p>echo $obj1→getNom() ; // affiche « Blaudez »</text:p>
                <text:p/>
                <text:p>// Création d’un autre objet Personne</text:p>
                <text:p>$obj2 = new Personne() </text:p>
                <text:p>$obj2→setNom(‘Tarantino’) ;</text:p>
                <text:p>echo $obj2→getNom() ; // affiche « Tarantino »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4" draw:text-style-name="P5" draw:layer="layout" svg:width="24.765cm" svg:height="0.962cm" svg:x="2.235cm" svg:y="19.617cm">
          <draw:text-box>
            <text:p>Infos : http://php.net/manual/fr/language.oop5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Mod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3">Une méthode ou un propriété d’objet peut être soit :</text:span></text:p>
                <text:p><text:span text:style-name="T3"/></text:p>
              </text:list-header>
              <text:list-item>
                <text:p><text:span text:style-name="T17">public</text:span><text:span text:style-name="T3"> (accessible dans et en dehors de la classe)</text:span></text:p>
              </text:list-item>
              <text:list-item>
                <text:p><text:span text:style-name="T16">private</text:span><text:span text:style-name="T3"> (accessible uniquement dans la classe)</text:span></text:p>
              </text:list-item>
              <text:list-item>
                <text:p><text:span text:style-name="T16">protected</text:span><text:span text:style-name="T3"> (accessible dans la classe et ses classes héritières)</text:span></text:p>
                <text:p><text:span text:style-name="T3"/></text:p>
                <text:p><text:span text:style-name="T3">ces mots clefs sont appelés des </text:span><text:span text:style-name="T16">modifiers</text:span><text:span text:style-name="T3">.</text:span></text:p>
                <text:p><text:span text:style-name="T3">Par défaut une méthodes ou une variables est </text:span><text:span text:style-name="T17">public</text:span></text:p>
                <text:p><text:span text:style-name="T3"/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layer="layout" svg:width="25.199cm" svg:height="1.963cm" svg:x="1.4cm" svg:y="0.837cm" presentation:class="title" presentation:user-transformed="true">
          <draw:text-box>
            <text:p>PHP – POO - Héritage</text:p>
          </draw:text-box>
        </draw:frame>
        <draw:frame presentation:style-name="pr4" draw:layer="layout" svg:width="25.199cm" svg:height="14.492cm" svg:x="1.4cm" svg:y="2.6cm" presentation:class="outline" presentation:user-transformed="true">
          <draw:text-box>
            <text:list text:style-name="L2">
              <text:list-item>
                <text:p><text:span text:style-name="T1">Une classe peut étendre, c’est à dire hériter des méthodes (fonctions) et propriétés (variables) d’une autre classe. Cela se fait grace au mot clef </text:span><text:span text:style-name="T9">EXTENDS</text:span></text:p>
              </text:list-item>
              <text:list-item>
                <text:p><text:span text:style-name="T1">Lorsqu’une classe hérite d’une autre classe elle inclue ses propriétés et méthodes. Une classe ne peut hérité que d’UNE autre classe.</text:span></text:p>
                <text:p/>
              </text:list-item>
            </text:list>
          </draw:text-box>
        </draw:frame>
        <draw:frame draw:style-name="standard" draw:layer="layout" svg:width="24.908cm" svg:height="11.093cm" svg:x="2.155cm" svg:y="7.69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22" table:default-cell-style-name="ce10">
              <table:table-cell>
                <text:p><text:span text:style-name="T7">&lt;?php</text:span></text:p>
                <text:p><text:span text:style-name="T7"/></text:p>
                <text:p><text:span text:style-name="T7">Class Human() {</text:span></text:p>
                <text:p><text:span text:style-name="T7"><text:s text:c="2"/></text:span></text:p>
                <text:p><text:span text:style-name="T7"><text:s text:c="10"/></text:span><text:span text:style-name="T7">public $nom = ‘Blaudez’;</text:span></text:p>
                <text:p><text:span text:style-name="T7"><text:s text:c="10"/></text:span><text:span text:style-name="T7">private $adresse;</text:span></text:p>
                <text:p><text:span text:style-name="T7"><text:s text:c="10"/></text:span></text:p>
                <text:p><text:span text:style-name="T7"/></text:p>
                <text:p><text:span text:style-name="T7"><text:s text:c="9"/></text:span><text:span text:style-name="T7">public function setNom($nom) {</text:span></text:p>
                <text:p><text:span text:style-name="T7"><text:s text:c="16"/></text:span><text:span text:style-name="T7">$this→nom = $nom ;</text:span></text:p>
                <text:p><text:span text:style-name="T7"><text:s text:c="9"/></text:span><text:span text:style-name="T7">}</text:span></text:p>
                <text:p><text:span text:style-name="T7"><text:s text:c="9"/></text:span></text:p>
                <text:p><text:span text:style-name="T7"><text:s text:c="8"/></text:span><text:span text:style-name="T7">public function getNom() {</text:span></text:p>
                <text:p><text:span text:style-name="T7"><text:s text:c="15"/></text:span><text:span text:style-name="T7">return $this→nom ;</text:span></text:p>
                <text:p><text:span text:style-name="T7"><text:s text:c="8"/></text:span><text:span text:style-name="T7">} </text:span></text:p>
                <text:p><text:span text:style-name="T7">}</text:span></text:p>
              </table:table-cell>
              <table:table-cell>
                <text:p><text:span text:style-name="T7">&lt;?php</text:span></text:p>
                <text:p><text:span text:style-name="T7">Class Male </text:span><text:span text:style-name="T18">extends</text:span><text:span text:style-name="T7"> Human {</text:span></text:p>
                <text:p><text:span text:style-name="T7"/></text:p>
                <text:p><text:span text:style-name="T7"><text:s text:c="9"/></text:span><text:span text:style-name="T7">protected $age = 35;</text:span></text:p>
                <text:p><text:span text:style-name="T7"/></text:p>
                <text:p><text:span text:style-name="T7"><text:s text:c="9"/></text:span><text:span text:style-name="T7">public function getAge() {</text:span></text:p>
                <text:p><text:span text:style-name="T7"><text:s text:c="15"/></text:span><text:span text:style-name="T7">Return $this→age ;</text:span></text:p>
                <text:p><text:span text:style-name="T7"><text:s text:c="9"/></text:span><text:span text:style-name="T7">}</text:span></text:p>
                <text:p><text:span text:style-name="T7"/></text:p>
                <text:p><text:span text:style-name="T7">}</text:span></text:p>
                <text:p><text:span text:style-name="T7"/></text:p>
                <text:p><text:span text:style-name="T7">$obj= new Male() ;</text:span></text:p>
                <text:p><text:span text:style-name="T7">echo $obj→getAge() ; // affiche ‘35’</text:span></text:p>
                <text:p><text:span text:style-name="T7">// getNom() est un <text:s/>méthode héritée de la classe // Human</text:span></text:p>
                <text:p><text:span text:style-name="T7">echo $obj→getNom() ; // affiche ‘Blaudez’ </text:span></text:p>
                <text:p><text:span text:style-name="T7">echo $obj→adresse ; // ERROR - (private)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4" draw:text-style-name="P5" draw:layer="layout" svg:width="24.8cm" svg:height="0.962cm" svg:x="2.2cm" svg:y="19cm">
          <draw:text-box>
            <text:p>Infos : http://php.net/manual/fr/language.oop5.inheritance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7" draw:layer="layout" svg:width="25.199cm" svg:height="2.163cm" svg:x="1.4cm" svg:y="0.837cm" presentation:class="title" presentation:user-transformed="true">
          <draw:text-box>
            <text:p>PHP – POO - TRAITS</text:p>
          </draw:text-box>
        </draw:frame>
        <draw:frame presentation:style-name="pr4" draw:layer="layout" svg:width="25.199cm" svg:height="12.178cm" svg:x="1.4cm" svg:y="3.6cm" presentation:class="outline" presentation:user-transformed="true">
          <draw:text-box>
            <text:list text:style-name="L2">
              <text:list-item>
                <text:p><text:span text:style-name="T3">Un trait est un ensemble de propriétés (variables) et méthodes (fonctions) que vous pouvez inclure dans vos classes.</text:span></text:p>
              </text:list-item>
              <text:list-item>
                <text:p><text:span text:style-name="T3">Une classe peut introduire plusieurs traits.</text:span></text:p>
              </text:list-item>
              <text:list-item>
                <text:p><text:span text:style-name="T3">Pour introduire un </text:span><text:span text:style-name="T16">trait</text:span><text:span text:style-name="T3"> il faut utiliser le mot clef </text:span><text:span text:style-name="T16">USE</text:span>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6.1cm" svg:height="10.925cm" svg:x="1.899cm" svg:y="8.744cm">
          <table:table table:template-name="default" table:use-first-row-styles="true" table:use-banding-rows-styles="true">
            <table:table-column table:style-name="co26"/>
            <table:table-column table:style-name="co27"/>
            <table:table-row table:style-name="ro23" table:default-cell-style-name="gray3">
              <table:table-cell>
                <text:p><text:span text:style-name="T12">Traits Human</text:span> {</text:p>
                <text:p><text:s text:c="4"/>protected $age;</text:p>
                <text:p><text:s text:c="4"/>public function getAge() {</text:p>
                <text:p><text:s text:c="8"/>return $this→age;</text:p>
                <text:p><text:s text:c="4"/>}</text:p>
                <text:p>}</text:p>
                <text:p/>
                <text:p><text:span text:style-name="T12">Traits Terrian</text:span> {</text:p>
                <text:p><text:s text:c="4"/>protected $planet = ‘heart’;</text:p>
                <text:p><text:s text:c="4"/>public function getPlanet() {</text:p>
                <text:p><text:s text:c="8"/>return $this→planet;</text:p>
                <text:p><text:s text:c="4"/>}</text:p>
                <text:p>}</text:p>
                <text:p/>
              </table:table-cell>
              <table:table-cell>
                <text:p>Class Male {</text:p>
                <text:p><text:s text:c="4"/><text:span text:style-name="T19">Use Human</text:span><text:span text:style-name="T12">;</text:span></text:p>
                <text:p><text:span text:style-name="T12"><text:s text:c="4"/></text:span><text:span text:style-name="T12">Use Terrian ;</text:span></text:p>
                <text:p><text:s text:c="4"/></text:p>
                <text:p><text:s text:c="4"/>Protected <text:s/>$sexe = ‘Homme’ ;</text:p>
                <text:p><text:s text:c="4"/>public function getSexe() {</text:p>
                <text:p><text:s text:c="10"/>return $this→sexe ;</text:p>
                <text:p><text:s text:c="4"/>}</text:p>
                <text:p/>
                <text:p>}</text:p>
                <text:p/>
                <text:p>$obj = new Male() ;</text:p>
                <text:p>echo $male→getPlanet() ; // affiche ‘heart’</text:p>
                <text:p>echo $male→getSexe() ; // affiche ‘homme’</text:p>
                <text:p>echo $male→getAge() ; // affiche ‘35’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4" draw:text-style-name="P5" draw:layer="layout" svg:width="23.6cm" svg:height="0.962cm" draw:transform="rotate (0.0239110107523223) translate (1.792cm 19.882cm)">
          <draw:text-box>
            <text:p>Infos : http://php.net/manual/fr/language.oop5.traits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7" draw:layer="layout" svg:width="25.199cm" svg:height="2.163cm" svg:x="1.4cm" svg:y="0.837cm" presentation:class="title" presentation:user-transformed="true">
          <draw:text-box>
            <text:p>PHP – POO - Interface</text:p>
          </draw:text-box>
        </draw:frame>
        <draw:frame presentation:style-name="pr4" draw:layer="layout" svg:width="25.199cm" svg:height="12.178cm" svg:x="1.4cm" svg:y="3.822cm" presentation:class="outline" presentation:user-transformed="true">
          <draw:text-box>
            <text:list text:style-name="L2">
              <text:list-item>
                <text:p><text:span text:style-name="T20">Une interface impose des méthodes aux classes qui l’implémentent</text:span></text:p>
              </text:list-item>
              <text:list-item>
                <text:p><text:span text:style-name="T20">Si ces méthodes ne sont pas définies dans la classe alors PHP émet une erreur et le script s’arrête,</text:span></text:p>
                <text:p><text:span text:style-name="T12"/></text:p>
                <text:p><text:span text:style-name="T12"/></text:p>
                <text:p/>
              </text:list-item>
            </text:list>
          </draw:text-box>
        </draw:frame>
        <draw:frame draw:style-name="standard" draw:layer="layout" svg:width="24.598cm" svg:height="12.347cm" svg:x="2cm" svg:y="7.4cm">
          <table:table table:template-name="default" table:use-first-row-styles="true" table:use-banding-rows-styles="true">
            <table:table-column table:style-name="co28"/>
            <table:table-row table:style-name="ro24">
              <table:table-cell table:style-name="gray3">
                <text:p>Interface Human {</text:p>
                <text:p><text:s text:c="5"/>public function getAge() ;</text:p>
                <text:p>}</text:p>
                <text:p>// Cette classe n’est pas valide car elle ne definie pas la methode getAge()</text:p>
                <text:p>// alors qu’elle implemente l’interface Human</text:p>
                <text:p>Class Male <text:span text:style-name="T12">implements</text:span> Human {</text:p>
                <text:p><text:s text:c="3"/>public function getName() {</text:p>
                <text:p><text:s text:c="3"/>}</text:p>
                <text:p>}</text:p>
                <text:p/>
                <text:p>// Cette classe est valide car elle definie la méthode getAge() ;</text:p>
                <text:p>Class Female <text:span text:style-name="T12">implements</text:span> Human {</text:p>
                <text:p><text:s text:c="3"/>protected $age=’35’ ;</text:p>
                <text:p><text:s text:c="3"/>public function getAge() { <text:s/></text:p>
                <text:p><text:s text:c="7"/>Return $this→age ;</text:p>
                <text:p><text:s text:c="3"/>}</text:p>
                <text:p>}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4" draw:text-style-name="P5" draw:layer="layout" svg:width="24.6cm" svg:height="0.962cm" svg:x="2cm" svg:y="20cm">
          <draw:text-box>
            <text:p>Infos : http://php.net/manual/fr/language.oop5.interfaces.php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8" draw:layer="layout" svg:width="25.199cm" svg:height="1.763cm" svg:x="1.4cm" svg:y="0.837cm" presentation:class="title" presentation:user-transformed="true">
          <draw:text-box>
            <text:p>PHP – POO - Constructeur</text:p>
          </draw:text-box>
        </draw:frame>
        <draw:frame presentation:style-name="pr4" draw:layer="layout" svg:width="25.199cm" svg:height="12.178cm" svg:x="1.506cm" svg:y="3.822cm" presentation:class="outline" presentation:user-transformed="true">
          <draw:text-box>
            <text:list text:style-name="L2">
              <text:list-item>
                <text:p><text:span text:style-name="T5">Le constructeur est la méthode qui est appelé lorsque l’objet est crée.</text:span></text:p>
                <text:p/>
              </text:list-item>
            </text:list>
          </draw:text-box>
        </draw:frame>
        <draw:frame draw:style-name="standard" draw:layer="layout" svg:width="26.493cm" svg:height="12.296cm" svg:x="1.489cm" svg:y="6.645cm">
          <table:table table:template-name="default" table:use-first-row-styles="true" table:use-banding-rows-styles="true">
            <table:table-column table:style-name="co29"/>
            <table:table-row table:style-name="ro25">
              <table:table-cell table:style-name="gray3">
                <text:p>Class Human {</text:p>
                <text:p><text:s text:c="4"/>protected $sexe;</text:p>
                <text:p><text:s text:c="4"/>protected $age ;</text:p>
                <text:p/>
                <text:p><text:s text:c="4"/>public function __<text:span text:style-name="T12">construct</text:span>($age,$sexe) {</text:p>
                <text:p><text:s text:c="9"/>$this→age = $age ;</text:p>
                <text:p><text:s text:c="9"/>$this→sexe= $sexe ;</text:p>
                <text:p><text:s text:c="4"/>}</text:p>
                <text:p><text:s text:c="4"/>public function __toString() { // Méthode magique appelée lorsqu’on affiche l’objet.</text:p>
                <text:p><text:s text:c="9"/>Echo ‘Je suis un ‘.$this→sexe.’ de ‘.$this→age.’ ans.’ ;</text:p>
                <text:p><text:s text:c="4"/>}</text:p>
                <text:p>}</text:p>
                <text:p/>
                <text:p>$obj = new Human(‘35’,’homme’) ;</text:p>
                <text:p>echo $obj ; // Je suis un homme de 35 ans.</text:p>
                <text:p/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9" draw:layer="layout" svg:width="25.199cm" svg:height="3.2cm" svg:x="1.4cm" svg:y="-0.2cm" presentation:class="title" presentation:user-transformed="true">
          <draw:text-box>
            <text:p>PHP – POO – Espace de nom </text:p>
          </draw:text-box>
        </draw:frame>
        <draw:frame presentation:style-name="pr4" draw:text-style-name="P6" draw:layer="layout" svg:width="25.199cm" svg:height="12.178cm" svg:x="1.4cm" svg:y="3.422cm" presentation:class="outline" presentation:user-transformed="true">
          <draw:text-box>
            <text:list text:style-name="L2">
              <text:list-item>
                <text:p text:style-name="P6"><text:span text:style-name="T1">Les espaces de nom (namespace) permettent d’isoler des classes, </text:span><text:span text:style-name="T1">interfaces et traits.</text:span></text:p>
              </text:list-item>
              <text:list-item>
                <text:p text:style-name="P6"><text:span text:style-name="T1">Cela permet d’avoir deux classes comportant le même nom mais dans </text:span><text:span text:style-name="T1">des espaces de nom différents au sein d’une même application.</text:span></text:p>
                <text:p text:style-name="P6"><text:span text:style-name="T1"/></text:p>
              </text:list-item>
            </text:list>
          </draw:text-box>
        </draw:frame>
        <draw:frame draw:style-name="standard" draw:layer="layout" svg:width="24.675cm" svg:height="4.913cm" svg:x="1.524cm" svg:y="7.686cm">
          <table:table table:template-name="default" table:use-first-row-styles="true" table:use-banding-rows-styles="true">
            <table:table-column table:style-name="co30"/>
            <table:table-column table:style-name="co31"/>
            <table:table-row table:style-name="ro26" table:default-cell-style-name="gray3">
              <table:table-cell>
                <text:p>&lt;?php </text:p>
                <text:p>namespace Simplon\Web;</text:p>
                <text:p/>
                <text:p>Class Prof {</text:p>
                <text:p/>
                <text:p>}</text:p>
              </table:table-cell>
              <table:table-cell>
                <text:p>&lt;?php </text:p>
                <text:p>namespace Simplon\Literature;</text:p>
                <text:p/>
                <text:p>Class Prof {</text:p>
                <text:p/>
                <text:p>}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24.76cm" svg:height="7.37cm" svg:x="1.439cm" svg:y="13.275cm">
          <table:table table:template-name="default" table:use-first-row-styles="true" table:use-banding-rows-styles="true">
            <table:table-column table:style-name="co32"/>
            <table:table-row table:style-name="ro27">
              <table:table-cell table:style-name="gray3">
                <text:p>&lt;?php</text:p>
                <text:p/>
                <text:p>use Simplon\Web\Prof;</text:p>
                <text:p>use Simplon\Literature\Prof as Lprof;</text:p>
                <text:p/>
                <text:p>$obj1 = new Prof();</text:p>
                <text:p>var_dump(get_class($obj1); // Simplon\Web\Prof</text:p>
                <text:p/>
                <text:p>$obj2 = new Lprof() ;</text:p>
                <text:p>var_dump(get_class($obj2); // Simplon\Literature\Prof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3-01T10:17:34.908612633</dc:date>
    <meta:editing-duration>P3DT11H28M32S</meta:editing-duration>
    <meta:editing-cycles>223</meta:editing-cycles>
    <meta:generator>LibreOffice/5.1.6.2$Linux_x86 LibreOffice_project/10m0$Build-2</meta:generator>
    <meta:document-statistic meta:object-count="182"/>
  </office:meta>
</office:document-meta>
</file>